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A54C884F792B12B3.jpg" manifest:media-type="image/jpeg"/>
  <manifest:file-entry manifest:full-path="Pictures/10000000000001F4000001F4D1CBD2F3C68A5F68.jpg" manifest:media-type="image/jpeg"/>
  <manifest:file-entry manifest:full-path="Pictures/10000000000001F4000001F4849FCCB08D02D6AA.jpg" manifest:media-type="image/jpeg"/>
  <manifest:file-entry manifest:full-path="Pictures/10000000000001F4000001F4210BFE8403883CB4.jpg" manifest:media-type="image/jpeg"/>
  <manifest:file-entry manifest:full-path="Pictures/10000000000001F4000001F4F6176D34D7F6D01A.jpg" manifest:media-type="image/jpeg"/>
  <manifest:file-entry manifest:full-path="Pictures/10000000000001F4000001F40403FA82FB3D20EB.jpg" manifest:media-type="image/jpeg"/>
  <manifest:file-entry manifest:full-path="Pictures/10000000000001F4000001F41DEAED72F070691C.jpg" manifest:media-type="image/jpeg"/>
  <manifest:file-entry manifest:full-path="Pictures/10000000000001F4000001F42076C1FF2A1DBBE0.jpg" manifest:media-type="image/jpeg"/>
  <manifest:file-entry manifest:full-path="Pictures/10000000000001F4000001F405175273BA491098.jpg" manifest:media-type="image/jpeg"/>
  <manifest:file-entry manifest:full-path="Pictures/10000000000001F4000001F488B922E37379E8ED.jpg" manifest:media-type="image/jpeg"/>
  <manifest:file-entry manifest:full-path="Pictures/10000000000001F4000001F4209D9C5A9482F01C.jpg" manifest:media-type="image/jpeg"/>
  <manifest:file-entry manifest:full-path="Pictures/10000000000001F4000001F46DD86B683FDBD6CD.jpg" manifest:media-type="image/jpeg"/>
  <manifest:file-entry manifest:full-path="Pictures/10000000000001F4000001F4FFDA5151B4FC96F0.jpg" manifest:media-type="image/jpeg"/>
  <manifest:file-entry manifest:full-path="Pictures/10000000000001F4000001F4C7DF5EE73FC02564.jpg" manifest:media-type="image/jpeg"/>
  <manifest:file-entry manifest:full-path="Pictures/10000000000001F4000001F487B735FE05089751.jpg" manifest:media-type="image/jpeg"/>
  <manifest:file-entry manifest:full-path="Pictures/10000000000001F4000001F4CFEF0A5E7242CAAC.jpg" manifest:media-type="image/jpeg"/>
  <manifest:file-entry manifest:full-path="Pictures/10000000000001F4000001F45E6FCC90832247AE.jpg" manifest:media-type="image/jpeg"/>
  <manifest:file-entry manifest:full-path="Pictures/10000000000001F4000001F490E0052C2E285933.jpg" manifest:media-type="image/jpeg"/>
  <manifest:file-entry manifest:full-path="Pictures/10000000000001F4000001F4229E0EFCC7BE14F8.jpg" manifest:media-type="image/jpeg"/>
  <manifest:file-entry manifest:full-path="Pictures/10000000000001F4000001F40E3CF576F8B66EA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394cm" svg:height="4.394cm" svg:x="1.229cm" svg:y="1.051cm">
          <draw:image xlink:href="Pictures/10000000000001F4000001F4229E0EFCC7BE14F8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.051cm">
          <draw:image xlink:href="Pictures/10000000000001F4000001F4209D9C5A9482F01C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.051cm">
          <draw:image xlink:href="Pictures/10000000000001F4000001F405175273BA491098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.051cm">
          <draw:image xlink:href="Pictures/10000000000001F4000001F488B922E37379E8ED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6.436cm">
          <draw:image xlink:href="Pictures/10000000000001F4000001F45E6FCC90832247AE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6.436cm">
          <draw:image xlink:href="Pictures/10000000000001F4000001F4C7DF5EE73FC02564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6.436cm">
          <draw:image xlink:href="Pictures/10000000000001F4000001F46DD86B683FDBD6CD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6.436cm">
          <draw:image xlink:href="Pictures/10000000000001F4000001F487B735FE05089751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11.846cm">
          <draw:image xlink:href="Pictures/10000000000001F4000001F490E0052C2E285933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1.846cm">
          <draw:image xlink:href="Pictures/10000000000001F4000001F40E3CF576F8B66EA1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1.846cm">
          <draw:image xlink:href="Pictures/10000000000001F4000001F41DEAED72F070691C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1.846cm">
          <draw:image xlink:href="Pictures/10000000000001F4000001F42076C1FF2A1DBBE0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17.231cm">
          <draw:image xlink:href="Pictures/10000000000001F4000001F40403FA82FB3D20EB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17.231cm">
          <draw:image xlink:href="Pictures/10000000000001F4000001F4849FCCB08D02D6AA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17.231cm">
          <draw:image xlink:href="Pictures/10000000000001F4000001F4CFEF0A5E7242CAAC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17.231cm">
          <draw:image xlink:href="Pictures/10000000000001F4000001F4D1CBD2F3C68A5F68.jpg" xlink:type="simple" xlink:show="embed" xlink:actuate="onLoad">
            <text:p/>
          </draw:image>
        </draw:frame>
        <draw:frame draw:style-name="gr1" draw:text-style-name="P1" draw:layer="layout" svg:width="4.394cm" svg:height="4.394cm" svg:x="1.229cm" svg:y="22.641cm">
          <draw:image xlink:href="Pictures/10000000000001F4000001F4FFDA5151B4FC96F0.jpg" xlink:type="simple" xlink:show="embed" xlink:actuate="onLoad">
            <text:p/>
          </draw:image>
        </draw:frame>
        <draw:frame draw:style-name="gr1" draw:text-style-name="P1" draw:layer="layout" svg:width="4.394cm" svg:height="4.394cm" svg:x="11.389cm" svg:y="22.641cm">
          <draw:image xlink:href="Pictures/10000000000001F4000001F4A54C884F792B12B3.jpg" xlink:type="simple" xlink:show="embed" xlink:actuate="onLoad">
            <text:p/>
          </draw:image>
        </draw:frame>
        <draw:frame draw:style-name="gr1" draw:text-style-name="P1" draw:layer="layout" svg:width="4.394cm" svg:height="4.394cm" svg:x="6.309cm" svg:y="22.641cm">
          <draw:image xlink:href="Pictures/10000000000001F4000001F4F6176D34D7F6D01A.jpg" xlink:type="simple" xlink:show="embed" xlink:actuate="onLoad">
            <text:p/>
          </draw:image>
        </draw:frame>
        <draw:frame draw:style-name="gr1" draw:text-style-name="P1" draw:layer="layout" svg:width="4.394cm" svg:height="4.394cm" svg:x="16.469cm" svg:y="22.641cm">
          <draw:image xlink:href="Pictures/10000000000001F4000001F4210BFE8403883CB4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1T04:05:59.882089758</meta:creation-date>
    <dc:date>2018-04-12T00:02:54.913152362</dc:date>
    <meta:editing-duration>PT6H1M49S</meta:editing-duration>
    <meta:editing-cycles>8</meta:editing-cycles>
    <meta:generator>LibreOffice/5.1.6.2$Linux_X86_64 LibreOffice_project/10m0$Build-2</meta:generator>
    <meta:print-date>2018-04-12T00:02:59.064880620</meta:print-date>
    <meta:document-statistic meta:object-count="20"/>
  </office:meta>
</office:document-meta>
</file>